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NamespaceIntegrationTests.createWithResource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NamespaceIntegrationTests.createAndDestroyNestedWithH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dbcNamespaceIntegrationTests.createWithEndingsNe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NamespaceIntegrationTests.createAndDestroyNestedWithHsq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dbcNamespaceIntegrationTests.createWithAnonymousDataSourceAndDefaultDatabas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dbcNamespaceIntegrationTests.createEmbeddedData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NamespaceIntegrationTests.createWithGeneratedDatabas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dbcNamespaceIntegrationTests.assertCorrectSetupForSingleDataSource( String file , Predicate &lt; String &gt; url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dbcNamespaceIntegrationTests.initializeWithCustom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NamespaceIntegrationTests.createEmbeddedDatabaseAg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NamespaceIntegrationTests.multipleDataSourcesHaveDifferentDatabas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dbcNamespaceIntegrationTests.createWithEnd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NamespaceIntegrationTests.assertCorrectSetup( String file , String ... data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NamespaceIntegrationTests.assertBeanPropertyValueOf( String propertyName , String expected , DefaultListableBean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dbcNamespaceIntegrationTests.context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NamespaceIntegrationTests.assertCorrectSetupAndCloseContext( String file , int count , String ... dataSourc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dbcNamespaceIntegrationTests.embeddedWithCustom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NamespaceIntegrationTests.createWithImplicitDatabas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NamespaceIntegrationTests.assertNumRowsInTestTable( JdbcTemplate template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NamespaceIntegrationTests.createAnd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dbcNamespaceIntegrationTests.createWithExplicitDatabas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